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" style:font-name-complex="Arial"/>
    </style:style>
    <style:style style:name="T3" style:parent-style-name="DefaultParagraphFont" style:family="text">
      <style:text-properties style:font-name="Calibri" style:font-name-complex="Calibri"/>
    </style:style>
    <style:style style:name="T4" style:parent-style-name="DefaultParagraphFont" style:family="text">
      <style:text-properties style:font-name="Arial" style:font-name-complex="Arial"/>
    </style:style>
    <style:style style:name="T5" style:parent-style-name="DefaultParagraphFont" style:family="text">
      <style:text-properties style:font-name="Calibri" style:font-name-complex="Calibri"/>
    </style:style>
    <style:style style:name="T6" style:parent-style-name="DefaultParagraphFont" style:family="text">
      <style:text-properties style:font-name="Calibri" style:font-name-complex="Calibri"/>
    </style:style>
    <style:style style:name="T7" style:parent-style-name="DefaultParagraphFont" style:family="text">
      <style:text-properties style:font-name="Arial" style:font-name-complex="Arial"/>
    </style:style>
    <style:style style:name="T8" style:parent-style-name="DefaultParagraphFont" style:family="text">
      <style:text-properties style:font-name="Calibri" style:font-name-complex="Calibri"/>
    </style:style>
    <style:style style:name="T9" style:parent-style-name="DefaultParagraphFont" style:family="text">
      <style:text-properties style:font-name="Calibri" style:font-name-complex="Calibri"/>
    </style:style>
    <style:style style:name="T10" style:parent-style-name="DefaultParagraphFont" style:family="text">
      <style:text-properties style:font-name="Arial" style:font-name-complex="Arial"/>
    </style:style>
    <style:style style:name="T11" style:parent-style-name="DefaultParagraphFont" style:family="text">
      <style:text-properties style:font-name="Calibri" style:font-name-complex="Calibri"/>
    </style:style>
  </office:automatic-styles>
  <office:body>
    <office:text text:use-soft-page-breaks="true">
      <text:p text:style-name="P1">pialaw/</text:p>
      <text:p text:style-name="Normal"><text:span text:style-name="T2">├</text:span><text:span text:style-name="T3">──</text:span><text:s/>pages/</text:p>
      <text:p text:style-name="Normal">│ <text:s text:c="2"/><text:span text:style-name="T4">├</text:span><text:span text:style-name="T5">──</text:span><text:s/>index.js <text:s text:c="9"/><text:span text:style-name="T6">←</text:span><text:s/>main page</text:p>
      <text:p text:style-name="Normal">│ <text:s text:c="2"/>└── api/</text:p>
      <text:p text:style-name="Normal">│ <text:s text:c="6"/>└── create-checkout-session.js</text:p>
      <text:p text:style-name="Normal"><text:span text:style-name="T7">├</text:span><text:span text:style-name="T8">──</text:span><text:s/>.env.local <text:s text:c="11"/><text:span text:style-name="T9">←</text:span><text:s/>your secrets (don't commit this)</text:p>
      <text:p text:style-name="Normal"><text:span text:style-name="T10">├</text:span><text:span text:style-name="T11">──</text:span><text:s/>next.config.js</text:p>
      <text:p text:style-name="Normal">└── package.jso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E</meta:initial-creator>
    <dc:creator>ME</dc:creator>
    <meta:creation-date>2026-03-26T13:56:00Z</meta:creation-date>
    <dc:date>2026-03-26T13:57:00Z</dc:date>
    <meta:template xlink:href="Normal.dotm" xlink:type="simple"/>
    <meta:editing-cycles>1</meta:editing-cycles>
    <meta:editing-duration>PT60S</meta:editing-duration>
    <meta:document-statistic meta:page-count="1" meta:paragraph-count="1" meta:word-count="30" meta:character-count="205" meta:row-count="1" meta:non-whitespace-character-count="176"/>
  </office:meta>
</office:document-meta>
</file>